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1e5a" officeooo:paragraph-rsid="00101e5a"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01e5a" officeooo:paragraph-rsid="00101e5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1e5a" officeooo:paragraph-rsid="00101e5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01e5a" officeooo:paragraph-rsid="00101e5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fo:font-size="12pt" style:text-underline-style="none" fo:font-weight="normal" officeooo:rsid="00101e5a" officeooo:paragraph-rsid="00101e5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fo:font-size="12pt" style:text-underline-style="none" fo:font-weight="normal" officeooo:rsid="00104b03" officeooo:paragraph-rsid="00104b0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01e5a" officeooo:paragraph-rsid="00101e5a"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04b03" officeooo:paragraph-rsid="00104b0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18241" officeooo:paragraph-rsid="0011824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8157" officeooo:paragraph-rsid="00138157"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01e5a" officeooo:paragraph-rsid="00101e5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fo:font-size="12pt" style:text-underline-style="none" fo:font-weight="normal" officeooo:rsid="00104b03" officeooo:paragraph-rsid="00104b03" style:font-size-asian="10.5pt" style:font-weight-asian="normal" style:font-size-complex="12pt" style:font-weight-complex="normal"/>
    </style:style>
    <style:style style:name="T1" style:family="text">
      <style:text-properties officeooo:rsid="00104b03"/>
    </style:style>
    <style:style style:name="T2" style:family="text">
      <style:text-properties fo:font-weight="bold" style:font-weight-asian="bold" style:font-weight-complex="bold"/>
    </style:style>
    <style:style style:name="T3" style:family="text">
      <style:text-properties officeooo:rsid="001294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re’s the File Readme</text:p>
      <text:p text:style-name="P1">Philippe Clesca and Ronnie Jebara</text:p>
      <text:p text:style-name="P2"/>
      <text:p text:style-name="P3"/>
      <text:p text:style-name="P10">USE LS.CS.RUTGERS.EDU LIKE BASICALLY ALL OTHER ILAB MACHINES WILL CAUSE SEG FAULTS AND WE SPENT 4 DAYS TRYING TO FIGURE OUT WHY AND WE COULDNT.</text:p>
      <text:p text:style-name="P3"/>
      <text:p text:style-name="P3">Compression</text:p>
      <text:p text:style-name="P4"><text:tab/>We were successfully able to make a system call to use tar to compress the files to make them easier to send across the socket. We were also able to use a system call to use tar to compress old project versions down to one file. We found using tar much easier then trying to make compression work with zlib.</text:p>
      <text:p text:style-name="P3">Multithreaded</text:p>
      <text:p text:style-name="P4"><text:tab/>The server is set up to be multithreaded. It can accept essentially an endless amount of processes to do any command. We use a mutex lock though to stop the threads from trying to access the same items. We decided on one lock, that basically would block all other processes from accessing the “.repo” directory, which is where the server stores all the projects.</text:p>
      <text:p text:style-name="P7">Project Storage</text:p>
      <text:p text:style-name="P5"><text:tab/>Like we said above the server stores all created projects in the “.repo” directory. Inside the projects is where it stores all the old version of the project <text:span text:style-name="T1">as a tarred file. We did this for extra credit.</text:span></text:p>
      <text:p text:style-name="P8">Network Protocol</text:p>
      <text:p text:style-name="P6"><text:tab/>We had a system of ways to send messages from the client to the server that made communication easier and shorter. <text:span text:style-name="T3">For sending files over the socket, our networking protocol tarred the files all into one file to save on time and space. We also had short and easy commands to follow that the client would send to the server.</text:span> Such as for “create” the client would send the server “mkdir”. For “destroy” our client sends the server “rmdir”.</text:p>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2:07:16.080664167</meta:creation-date>
    <meta:editing-duration>PT3M13S</meta:editing-duration>
    <meta:editing-cycles>2</meta:editing-cycles>
    <meta:generator>LibreOffice/5.3.6.1$Linux_X86_64 LibreOffice_project/30$Build-1</meta:generator>
    <dc:date>2019-05-06T22:10:21.528819297</dc:date>
    <meta:document-statistic meta:table-count="0" meta:image-count="0" meta:object-count="0" meta:page-count="1" meta:paragraph-count="11" meta:word-count="281" meta:character-count="1569" meta:non-whitespace-character-count="1295"/>
  </office:meta>
</office:document-meta>
</file>